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20f" officeooo:paragraph-rsid="001272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rama sera usada para poder crear el segundo modulo de backend con n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12:07:44.167536234</meta:creation-date>
    <dc:date>2022-08-19T12:09:19.536997729</dc:date>
    <meta:editing-duration>PT1M38S</meta:editing-duration>
    <meta:editing-cycles>1</meta:editing-cycles>
    <meta:document-statistic meta:table-count="0" meta:image-count="0" meta:object-count="0" meta:page-count="1" meta:paragraph-count="1" meta:word-count="14" meta:character-count="75" meta:non-whitespace-character-count="62"/>
    <meta:generator>LibreOffice/7.3.4.2$Linux_X86_64 LibreOffice_project/30$Build-2</meta:generator>
  </office:meta>
</office:document-meta>
</file>